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duce-W=1" table:style-name="ta1">
        <table:shapes>
          <draw:frame draw:z-index="0" draw:style-name="gr1" draw:text-style-name="P1" svg:width="453.51pt" svg:height="255.09pt" svg:x="7.51pt" svg:y="216.09pt">
            <draw:object draw:notify-on-update-of-ranges="'Reduce-W=1'.A4:'Reduce-W=1'.A13 'Reduce-W=1'.B3:'Reduce-W=1'.B3 'Reduce-W=1'.B4:'Reduce-W=1'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orker 1 Stages 8,1 Reduce</text:p>
          </table:table-cell>
          <table:table-cell table:style-name="ce2"/>
        </table:table-row>
        <table:table-row table:style-name="ro2">
          <table:table-cell table:style-name="ce2" table:number-columns-repeated="2"/>
        </table:table-row>
        <table:table-row table:style-name="ro3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verage Timing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float" office:value="15225181" calcext:value-type="float">
            <text:p>15225181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float" office:value="17891520" calcext:value-type="float">
            <text:p>17891520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float" office:value="17493810" calcext:value-type="float">
            <text:p>1749381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207260" calcext:value-type="float">
            <text:p>132072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407936" calcext:value-type="float">
            <text:p>2040793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7190852" calcext:value-type="float">
            <text:p>1719085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7680806" calcext:value-type="float">
            <text:p>7680806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5907828" calcext:value-type="float">
            <text:p>2590782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8687971" calcext:value-type="float">
            <text:p>2868797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3333804" calcext:value-type="float">
            <text:p>13333804</text:p>
          </table:table-cell>
        </table:table-row>
      </table:table>
      <table:table table:name="AllReduce-W=1" table:style-name="ta1">
        <table:shapes>
          <draw:frame draw:z-index="0" draw:style-name="gr1" draw:text-style-name="P1" svg:width="453.46pt" svg:height="255.54pt" svg:x="16.38pt" svg:y="213.31pt">
            <draw:object draw:notify-on-update-of-ranges="'AllReduce-W=1'.A3:'AllReduce-W=1'.A3 'AllReduce-W=1'.A4:'AllReduce-W=1'.A14 'AllReduce-W=1'.B3:'AllReduce-W=1'.B3 'AllReduce-W=1'.B4:'AllReduce-W=1'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orker 1 Stages 8,8 AllReduce</text:p>
          </table:table-cell>
          <table:table-cell table:style-name="ce2"/>
        </table:table-row>
        <table:table-row table:style-name="ro2">
          <table:table-cell table:style-name="ce2" table:number-columns-repeated="2"/>
        </table:table-row>
        <table:table-row table:style-name="ro4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verage Timing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35276427" calcext:value-type="float">
            <text:p>35276427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18414072" calcext:value-type="float">
            <text:p>18414072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float" office:value="22607340" calcext:value-type="float">
            <text:p>2260734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9395210" calcext:value-type="float">
            <text:p>3939521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763063" calcext:value-type="float">
            <text:p>2076306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3438745" calcext:value-type="float">
            <text:p>1343874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4461480" calcext:value-type="float">
            <text:p>2446148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2654858" calcext:value-type="float">
            <text:p>2265485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2031096" calcext:value-type="float">
            <text:p>22031096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30517731" calcext:value-type="float">
            <text:p>30517731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</table:table-row>
      </table:table>
      <table:table table:name="Gather-W=1" table:style-name="ta1">
        <table:shapes>
          <draw:frame draw:z-index="0" draw:style-name="gr1" draw:text-style-name="P1" svg:width="453.46pt" svg:height="255.06pt" svg:x="24.97pt" svg:y="219.69pt">
            <draw:object draw:notify-on-update-of-ranges="'Gather-W=1'.A1:'Gather-W=1'.A2 'Gather-W=1'.A3:'Gather-W=1'.A12 'Gather-W=1'.B1:'Gather-W=1'.B2 'Gather-W=1'.B3:'Gather-W=1'.B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orker 1 Stages 8,1 Gather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verage Timing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33586284" calcext:value-type="float">
            <text:p>33586284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24791552" calcext:value-type="float">
            <text:p>24791552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float" office:value="27221420" calcext:value-type="float">
            <text:p>2722142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426125" calcext:value-type="float">
            <text:p>1842612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6708600" calcext:value-type="float">
            <text:p>2670860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1937516" calcext:value-type="float">
            <text:p>1193751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4794837" calcext:value-type="float">
            <text:p>14794837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779241" calcext:value-type="float">
            <text:p>977924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0997393" calcext:value-type="float">
            <text:p>20997393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0248189" calcext:value-type="float">
            <text:p>10248189</text:p>
          </table:table-cell>
        </table:table-row>
      </table:table>
      <table:table table:name="AllGather-W=1" table:style-name="ta1">
        <table:shapes>
          <draw:frame draw:z-index="0" draw:style-name="gr1" draw:text-style-name="P1" svg:width="453.46pt" svg:height="255.06pt" svg:x="18.74pt" svg:y="211.41pt">
            <draw:object draw:notify-on-update-of-ranges="'AllGather-W=1'.A1:'AllGather-W=1'.A2 'AllGather-W=1'.A3:'AllGather-W=1'.A12 'AllGather-W=1'.B1:'AllGather-W=1'.B2 'AllGather-W=1'.B3:'AllGather-W=1'.B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orker 1 Stages 8,8 AllGather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verage Timing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10345236" calcext:value-type="float">
            <text:p>10345236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21159519" calcext:value-type="float">
            <text:p>21159519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float" office:value="11976508" calcext:value-type="float">
            <text:p>1197650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684730" calcext:value-type="float">
            <text:p>4568473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835340" calcext:value-type="float">
            <text:p>983534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4463777" calcext:value-type="float">
            <text:p>1446377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3051782" calcext:value-type="float">
            <text:p>23051782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8332002" calcext:value-type="float">
            <text:p>1833200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4596242" calcext:value-type="float">
            <text:p>24596242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7714809" calcext:value-type="float">
            <text:p>17714809</text:p>
          </table:table-cell>
        </table:table-row>
      </table:table>
      <table:table table:name="Broadcast-W=1" table:style-name="ta1">
        <table:shapes>
          <draw:frame draw:z-index="0" draw:style-name="gr1" draw:text-style-name="P1" svg:width="453.46pt" svg:height="254.78pt" svg:x="49.18pt" svg:y="229.89pt">
            <draw:object draw:notify-on-update-of-ranges="'Broadcast-W=1'.A1:'Broadcast-W=1'.A2 'Broadcast-W=1'.A3:'Broadcast-W=1'.A12 'Broadcast-W=1'.B1:'Broadcast-W=1'.B2 'Broadcast-W=1'.B3:'Broadcast-W=1'.B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orker 1 Stages 1,8 Broadcast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verage Timing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22005117" calcext:value-type="float">
            <text:p>22005117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24448791" calcext:value-type="float">
            <text:p>24448791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float" office:value="14742662" calcext:value-type="float">
            <text:p>1474266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843813" calcext:value-type="float">
            <text:p>2484381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9461676" calcext:value-type="float">
            <text:p>194616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0739834" calcext:value-type="float">
            <text:p>4073983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8697878" calcext:value-type="float">
            <text:p>18697878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9425974" calcext:value-type="float">
            <text:p>39425974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8413478" calcext:value-type="float">
            <text:p>28413478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4507913" calcext:value-type="float">
            <text:p>14507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1:02:04.474462788</meta:creation-date>
    <dc:date>2019-06-04T15:46:43.312514678</dc:date>
    <meta:editing-duration>PT2H10M22S</meta:editing-duration>
    <meta:editing-cycles>9</meta:editing-cycles>
    <meta:generator>LibreOffice/6.0.7.3$Linux_X86_64 LibreOffice_project/00m0$Build-3</meta:generator>
    <meta:document-statistic meta:table-count="5" meta:cell-count="1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08cm" svg:y="0.316cm" chart:style-name="ch2">
          <text:p>Local Streaming Reduce Timing [1 Worker, Stages (8,1)]</text:p>
        </chart:title>
        <chart:subtitle svg:x="6.329cm" svg:y="1.275cm" chart:style-name="ch3">
          <text:p>Variable Data Size</text:p>
        </chart:subtitle>
        <chart:legend chart:legend-position="end" svg:x="12.248cm" svg:y="4.201cm" style:legend-expansion="high" chart:style-name="ch4"/>
        <chart:plot-area chart:style-name="ch5" table:cell-range-address="'Reduce-W=1'.A3:'Reduce-W=1'.B13" chart:data-source-has-labels="both" svg:x="1.331cm" svg:y="2.138cm" svg:width="10.597cm" svg:height="5.701cm">
          <chartooo:coordinate-region svg:x="3.064cm" svg:y="2.337cm" svg:width="8.492cm" svg:height="4.855cm"/>
          <chart:axis chart:dimension="x" chart:name="primary-x" chart:style-name="ch6" chartooo:axis-type="auto">
            <chartooo:date-scale/>
            <chart:title svg:x="4.587cm" svg:y="8.019cm" chart:style-name="ch7">
              <text:p>Data Size (Int Array Length)</text:p>
            </chart:title>
            <chart:categories table:cell-range-address="'Reduce-W=1'.A4:'Reduce-W=1'.A13"/>
          </chart:axis>
          <chart:axis chart:dimension="y" chart:name="primary-y" chart:style-name="ch6">
            <chart:title svg:x="0.451cm" svg:y="5.72cm" chart:style-name="ch8">
              <text:p>Time (ns)</text:p>
            </chart:title>
            <chart:grid chart:style-name="ch9" chart:class="major"/>
          </chart:axis>
          <chart:series chart:style-name="ch10" chart:values-cell-range-address="'Reduce-W=1'.B4:'Reduce-W=1'.B13" chart:label-cell-address="'Reduce-W=1'.B3:'Reduce-W=1'.B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ing</text:p>
                <draw:g>
                  <svg:desc>'Reduce-W=1'.B3:'Reduce-W=1'.B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Reduce-W=1'.A4:'Reduce-W=1'.A13</svg:desc>
                </draw:g>
              </table:table-cell>
              <table:table-cell office:value-type="float" office:value="15225181">
                <text:p>15225181</text:p>
                <draw:g>
                  <svg:desc>'Reduce-W=1'.B4:'Reduce-W=1'.B1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891520">
                <text:p>178915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493810">
                <text:p>1749381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207260">
                <text:p>1320726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407936">
                <text:p>204079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190852">
                <text:p>1719085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680806">
                <text:p>768080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907828">
                <text:p>2590782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8687971">
                <text:p>2868797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3333804">
                <text:p>13333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16cm" xlink:href=".." xlink:type="simple" chart:class="chart:line" chart:style-name="ch1">
        <chart:title svg:x="2.055cm" svg:y="0.316cm" chart:style-name="ch2">
          <text:p>Local Streaming AllReduce Timing [1 Worker, Stages (8,8)]</text:p>
        </chart:title>
        <chart:subtitle svg:x="6.275cm" svg:y="1.275cm" chart:style-name="ch3">
          <text:p>Variable Data Size </text:p>
        </chart:subtitle>
        <chart:legend chart:legend-position="end" svg:x="12.246cm" svg:y="4.209cm" style:legend-expansion="high" chart:style-name="ch4"/>
        <chart:plot-area chart:style-name="ch5" table:cell-range-address="'AllReduce-W=1'.A3:'AllReduce-W=1'.B14" chart:data-source-has-labels="both" svg:x="1.33cm" svg:y="2.138cm" svg:width="10.597cm" svg:height="5.717cm">
          <chartooo:coordinate-region svg:x="3.063cm" svg:y="2.337cm" svg:width="8.864cm" svg:height="4.871cm"/>
          <chart:axis chart:dimension="x" chart:name="primary-x" chart:style-name="ch6" chartooo:axis-type="auto">
            <chartooo:date-scale/>
            <chart:title svg:x="4.586cm" svg:y="8.035cm" chart:style-name="ch7">
              <text:p>Data Size (Int Array Length)</text:p>
            </chart:title>
            <chart:categories table:cell-range-address="'AllReduce-W=1'.A4:'AllReduce-W=1'.A14"/>
          </chart:axis>
          <chart:axis chart:dimension="y" chart:name="primary-y" chart:style-name="ch6">
            <chart:title svg:x="0.451cm" svg:y="5.728cm" chart:style-name="ch8">
              <text:p>Time (ns)</text:p>
            </chart:title>
            <chart:grid chart:style-name="ch9" chart:class="major"/>
          </chart:axis>
          <chart:series chart:style-name="ch10" chart:values-cell-range-address="'AllReduce-W=1'.B4:'AllReduce-W=1'.B14" chart:label-cell-address="'AllReduce-W=1'.B3:'AllReduce-W=1'.B3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ing</text:p>
                <draw:g>
                  <svg:desc>'AllReduce-W=1'.B3:'AllReduce-W=1'.B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AllReduce-W=1'.A4:'AllReduce-W=1'.A14</svg:desc>
                </draw:g>
              </table:table-cell>
              <table:table-cell office:value-type="float" office:value="35276427">
                <text:p>35276427</text:p>
                <draw:g>
                  <svg:desc>'AllReduce-W=1'.B4:'AllReduce-W=1'.B1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414072">
                <text:p>184140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607340">
                <text:p>2260734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395210">
                <text:p>3939521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763063">
                <text:p>207630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438745">
                <text:p>1343874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4461480">
                <text:p>2446148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2654858">
                <text:p>2265485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2031096">
                <text:p>2203109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0517731">
                <text:p>30517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2.386cm" svg:y="0.315cm" chart:style-name="ch2">
          <text:p>Local Streaming Gather Timing [1 Worker, Stages (8,1)]</text:p>
        </chart:title>
        <chart:subtitle svg:x="6.275cm" svg:y="1.273cm" chart:style-name="ch3">
          <text:p>Variable Data Size </text:p>
        </chart:subtitle>
        <chart:legend chart:legend-position="end" svg:x="12.14cm" svg:y="4.2cm" style:legend-expansion="high" chart:style-name="ch4"/>
        <chart:plot-area chart:style-name="ch5" table:cell-range-address="'Gather-W=1'.A1:'Gather-W=1'.B12" chart:data-source-has-labels="both" svg:x="1.33cm" svg:y="2.135cm" svg:width="10.491cm" svg:height="5.704cm">
          <chartooo:coordinate-region svg:x="3.063cm" svg:y="2.334cm" svg:width="8.386cm" svg:height="4.858cm"/>
          <chart:axis chart:dimension="x" chart:name="primary-x" chart:style-name="ch6" chartooo:axis-type="auto">
            <chartooo:date-scale/>
            <chart:title svg:x="4.533cm" svg:y="8.018cm" chart:style-name="ch7">
              <text:p>Data Size (Int Array Length)</text:p>
            </chart:title>
            <chart:categories table:cell-range-address="'Gather-W=1'.A3:'Gather-W=1'.A12"/>
          </chart:axis>
          <chart:axis chart:dimension="y" chart:name="primary-y" chart:style-name="ch6">
            <chart:title svg:x="0.451cm" svg:y="5.719cm" chart:style-name="ch8">
              <text:p>Time (ns)</text:p>
            </chart:title>
            <chart:grid chart:style-name="ch9" chart:class="major"/>
          </chart:axis>
          <chart:series chart:style-name="ch10" chart:values-cell-range-address="'Gather-W=1'.B3:'Gather-W=1'.B12" chart:label-cell-address="'Gather-W=1'.B1:'Gather-W=1'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ing</text:p>
                <text:list>
                  <text:list-item>
                    <text:p/>
                  </text:list-item>
                  <text:list-item>
                    <text:p>Average Timing</text:p>
                  </text:list-item>
                </text:list>
                <draw:g>
                  <svg:desc>'Gather-W=1'.B1:'Gather-W=1'.B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ather-W=1'.A3:'Gather-W=1'.A12</svg:desc>
                </draw:g>
              </table:table-cell>
              <table:table-cell office:value-type="float" office:value="33586284">
                <text:p>33586284</text:p>
                <draw:g>
                  <svg:desc>'Gather-W=1'.B3:'Gather-W=1'.B1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791552">
                <text:p>247915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221420">
                <text:p>2722142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26125">
                <text:p>184261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708600">
                <text:p>2670860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937516">
                <text:p>119375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794837">
                <text:p>1479483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779241">
                <text:p>977924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0997393">
                <text:p>209973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8189">
                <text:p>10248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2.135cm" svg:y="0.315cm" chart:style-name="ch2">
          <text:p>Local Streaming AllGather Timing [1 Worker, Stages (8,8)]</text:p>
        </chart:title>
        <chart:subtitle svg:x="6.328cm" svg:y="1.273cm" chart:style-name="ch3">
          <text:p>Variable Data Size</text:p>
        </chart:subtitle>
        <chart:legend chart:legend-position="end" svg:x="12.14cm" svg:y="4.2cm" style:legend-expansion="high" chart:style-name="ch4"/>
        <chart:plot-area chart:style-name="ch5" table:cell-range-address="'AllGather-W=1'.A1:'AllGather-W=1'.B12" chart:data-source-has-labels="both" svg:x="1.33cm" svg:y="2.135cm" svg:width="10.491cm" svg:height="5.704cm">
          <chartooo:coordinate-region svg:x="3.063cm" svg:y="2.334cm" svg:width="8.386cm" svg:height="4.858cm"/>
          <chart:axis chart:dimension="x" chart:name="primary-x" chart:style-name="ch6" chartooo:axis-type="auto">
            <chartooo:date-scale/>
            <chart:title svg:x="4.533cm" svg:y="8.018cm" chart:style-name="ch7">
              <text:p>Data Size (Int Array Length)</text:p>
            </chart:title>
            <chart:categories table:cell-range-address="'AllGather-W=1'.A3:'AllGather-W=1'.A12"/>
          </chart:axis>
          <chart:axis chart:dimension="y" chart:name="primary-y" chart:style-name="ch6">
            <chart:title svg:x="0.451cm" svg:y="5.719cm" chart:style-name="ch8">
              <text:p>Time (ns)</text:p>
            </chart:title>
            <chart:grid chart:style-name="ch9" chart:class="major"/>
          </chart:axis>
          <chart:series chart:style-name="ch10" chart:values-cell-range-address="'AllGather-W=1'.B3:'AllGather-W=1'.B12" chart:label-cell-address="'AllGather-W=1'.B1:'AllGather-W=1'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ing</text:p>
                <text:list>
                  <text:list-item>
                    <text:p/>
                  </text:list-item>
                  <text:list-item>
                    <text:p>Average Timing</text:p>
                  </text:list-item>
                </text:list>
                <draw:g>
                  <svg:desc>'AllGather-W=1'.B1:'AllGather-W=1'.B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AllGather-W=1'.A3:'AllGather-W=1'.A12</svg:desc>
                </draw:g>
              </table:table-cell>
              <table:table-cell office:value-type="float" office:value="10345236">
                <text:p>10345236</text:p>
                <draw:g>
                  <svg:desc>'AllGather-W=1'.B3:'AllGather-W=1'.B1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159519">
                <text:p>211595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976508">
                <text:p>119765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5684730">
                <text:p>4568473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835340">
                <text:p>983534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463777">
                <text:p>1446377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3051782">
                <text:p>2305178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8332002">
                <text:p>1833200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4596242">
                <text:p>2459624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714809">
                <text:p>177148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title svg:x="2.055cm" svg:y="0.315cm" chart:style-name="ch2">
          <text:p>Local Streaming Broadcast Timing [1 Worker, Stages (1,8)]</text:p>
        </chart:title>
        <chart:subtitle svg:x="6.328cm" svg:y="1.273cm" chart:style-name="ch3">
          <text:p>Variable Data Size</text:p>
        </chart:subtitle>
        <chart:legend chart:legend-position="end" svg:x="12.14cm" svg:y="4.195cm" style:legend-expansion="high" chart:style-name="ch4"/>
        <chart:plot-area chart:style-name="ch5" table:cell-range-address="'Broadcast-W=1'.A1:'Broadcast-W=1'.B12" chart:data-source-has-labels="both" svg:x="1.33cm" svg:y="2.135cm" svg:width="10.491cm" svg:height="5.694cm">
          <chartooo:coordinate-region svg:x="3.063cm" svg:y="2.334cm" svg:width="8.386cm" svg:height="4.848cm"/>
          <chart:axis chart:dimension="x" chart:name="primary-x" chart:style-name="ch6" chartooo:axis-type="auto">
            <chartooo:date-scale/>
            <chart:title svg:x="4.533cm" svg:y="8.008cm" chart:style-name="ch7">
              <text:p>Data Size (Int Array Length)</text:p>
            </chart:title>
            <chart:categories table:cell-range-address="'Broadcast-W=1'.A3:'Broadcast-W=1'.A12"/>
          </chart:axis>
          <chart:axis chart:dimension="y" chart:name="primary-y" chart:style-name="ch6">
            <chart:title svg:x="0.451cm" svg:y="5.714cm" chart:style-name="ch8">
              <text:p>TIme (ns)</text:p>
            </chart:title>
            <chart:grid chart:style-name="ch9" chart:class="major"/>
          </chart:axis>
          <chart:series chart:style-name="ch10" chart:values-cell-range-address="'Broadcast-W=1'.B3:'Broadcast-W=1'.B12" chart:label-cell-address="'Broadcast-W=1'.B1:'Broadcast-W=1'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ing</text:p>
                <text:list>
                  <text:list-item>
                    <text:p/>
                  </text:list-item>
                  <text:list-item>
                    <text:p>Average Timing</text:p>
                  </text:list-item>
                </text:list>
                <draw:g>
                  <svg:desc>'Broadcast-W=1'.B1:'Broadcast-W=1'.B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Broadcast-W=1'.A3:'Broadcast-W=1'.A12</svg:desc>
                </draw:g>
              </table:table-cell>
              <table:table-cell office:value-type="float" office:value="22005117">
                <text:p>22005117</text:p>
                <draw:g>
                  <svg:desc>'Broadcast-W=1'.B3:'Broadcast-W=1'.B1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448791">
                <text:p>244487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742662">
                <text:p>147426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843813">
                <text:p>248438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9461676">
                <text:p>194616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739834">
                <text:p>4073983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697878">
                <text:p>1869787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9425974">
                <text:p>3942597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8413478">
                <text:p>2841347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4507913">
                <text:p>145079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